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8.75pt" style:font-weight-asian="normal" style:font-size-complex="10pt" style:language-complex="ar" style:country-complex="SA" style:font-weight-complex="normal"/>
    </style:style>
    <style:style style:name="P14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4pt" fo:language="ca" fo:country="ES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15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8.75pt" style:font-weight-asian="normal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4pt" fo:language="ca" fo:country="ES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17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18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19" style:family="paragraph" style:parent-style-name="Text_20_body" style:list-style-name="L2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21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</style:style>
    <style:style style:name="P22" style:family="paragraph" style:parent-style-name="Text_20_body" style:list-style-name="L2">
      <style:paragraph-properties fo:margin-left="1.249cm" fo:margin-right="0cm" fo:line-height="150%" fo:text-align="start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0pt" style:text-underline-style="none" style:font-size-asian="10pt" style:font-size-complex="10pt"/>
    </style:style>
    <style:style style:name="T6" style:family="text">
      <style:text-properties style:font-name="Courier"/>
    </style:style>
    <style:style style:name="T7" style:family="text">
      <style:text-properties style:font-name="Courier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aRI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08 Aplicacions web UF5: HTML i fulles d'estil. </text:p>
      <text:p text:style-name="P16">Introducció a la programació en CSS</text:p>
      <text:p text:style-name="P17"/>
      <text:p text:style-name="P18"><text:span text:style-name="T4">Exercici 1 </text:span><text:span text:style-name="T9">(8 punts).</text:span> Implementa una sola pàgina web en format HTML que defineixi els atributs CSS <text:span text:style-name="T8">internament</text:span> (2<text:span text:style-name="T8"> punts)</text:span> següents:</text:p>
      <text:list xml:id="list1839855252" text:style-name="L2">
        <text:list-item>
          <text:p text:style-name="P19"><text:span text:style-name="T10">Marcador </text:span><text:span text:style-name="T6">&lt;body&gt;</text:span></text:p>
          <text:list>
            <text:list-item>
              <text:p text:style-name="P19">Tipus de lletra: <text:span text:style-name="T6">Georgia</text:span> o <text:span text:style-name="T6">“Times New Roman”</text:span><text:span text:style-name="T8">(1 punts)</text:span></text:p>
            </text:list-item>
            <text:list-item>
              <text:p text:style-name="P19">Color de la lletra en vermell <text:span text:style-name="T8">(1 punt)</text:span></text:p>
            </text:list-item>
            <text:list-item>
              <text:p text:style-name="P19">Color de fons : <text:span text:style-name="T6">#d8da3d </text:span><text:span text:style-name="T8">(1 punt)</text:span></text:p>
            </text:list-item>
            <text:list-item>
              <text:p text:style-name="P19">Taules amb colors de fons verd i marge blanc <text:span text:style-name="T8">(1 punt)</text:span></text:p>
            </text:list-item>
            <text:list-item>
              <text:p text:style-name="P22">Marcador <text:span text:style-name="T6">&lt;p&gt;</text:span>. Heu de generar dues classes:</text:p>
              <text:list>
                <text:list-item>
                  <text:p text:style-name="P19">Classe “santa”, amb el text de color vermell i alineat a l'esquerra <text:span text:style-name="T8">(1 punt)</text:span></text:p>
                </text:list-item>
                <text:list-item>
                  <text:p text:style-name="P19">Classe “didac”, amb el text de color verd i alineat a la dreta <text:span text:style-name="T8">(1 punt)</text:span></text:p>
                </text:list-item>
              </text:list>
            </text:list-item>
          </text:list>
        </text:list-item>
      </text:list>
      <text:p text:style-name="P21"><text:span text:style-name="Strong_20_Emphasis"><text:span text:style-name="T5"/></text:span></text:p>
      <text:p text:style-name="P18"><text:span text:style-name="T4">Exercici 2 </text:span><text:span text:style-name="T9">(2 punts)</text:span>. Estableix una imatge de fons en el body <text:span text:style-name="T8">(1 punts) </text:span>i digues perquè serveix l'atribut CSS següent <text:span text:style-name="T8">(1 punt)</text:span></text:p>
      <text:p text:style-name="P20">background-repeat:no-repeat; 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3.969cm" style:rel-column-width="15288*"/>
    </style:style>
    <style:style style:name="Taula2.B" style:family="table-column">
      <style:table-column-properties style:column-width="11.525cm" style:rel-column-width="44396*"/>
    </style:style>
    <style:style style:name="Taula2.C" style:family="table-column">
      <style:table-column-properties style:column-width="1.519cm" style:rel-column-width="5851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1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4</text:p></table:table-cell><table:table-cell table:style-name="Taula3.A2" office:value-type="string"><text:p text:style-name="MP4">Data: 26/03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Intro al CSS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ExamenM08UF5CSS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1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3-25T21:51:16</dc:date>
    <meta:print-date>2007-03-02T17:20:29</meta:print-date>
    <dc:language>es-ES</dc:language>
    <meta:editing-cycles>205</meta:editing-cycles>
    <meta:editing-duration>PT19H53M55S</meta:editing-duration>
    <dc:creator>Gerard Ballabriga</dc:creator>
    <meta:document-statistic meta:table-count="6" meta:image-count="5" meta:object-count="0" meta:page-count="1" meta:paragraph-count="36" meta:word-count="188" meta:character-count="1053" meta:non-whitespace-character-count="896"/>
    <meta:user-defined meta:name="Info 1"/>
    <meta:user-defined meta:name="Info 2"/>
    <meta:user-defined meta:name="Info 3"/>
    <meta:user-defined meta:name="Info 4"/>
  </office:meta>
</office:document-meta>
</file>